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09E00000077EF2D096C8D82C55E.jpg" manifest:media-type="image/jpe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3c73" officeooo:paragraph-rsid="00133c73"/>
    </style:style>
    <style:style style:name="fr1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><draw:frame draw:style-name="fr2" draw:name="Image2" text:anchor-type="char" svg:x="0.4098in" svg:y="0.022in" svg:width="2.3457in" svg:height="1.561in" draw:z-index="1"><draw:image xlink:href="Pictures/100000000000009E00000077EF2D096C8D82C55E.jpg" xlink:type="simple" xlink:show="embed" xlink:actuate="onLoad" draw:mime-type="image/jpeg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1" draw:name="Image3" text:anchor-type="paragraph" svg:x="0.3134in" svg:y="0.0453in" svg:width="2.3457in" svg:height="1.561in" draw:z-index="2"><draw:image xlink:href="Pictures/100000000000009E00000077EF2D096C8D82C55E.jpg" xlink:type="simple" xlink:show="embed" xlink:actuate="onLoad" draw:mime-type="image/jpeg"/></draw:frame></text:p>
          </table:table-cell>
          <table:table-cell table:style-name="Table1.B2" office:value-type="string">
            <text:p text:style-name="Table_20_Contents"><draw:frame draw:style-name="fr1" draw:name="Image4" text:anchor-type="paragraph" svg:x="0.1783in" svg:y="0.0626in" svg:width="2.3457in" svg:height="1.561in" draw:z-index="3"><draw:image xlink:href="Pictures/100000000000009E00000077EF2D096C8D82C55E.jpg" xlink:type="simple" xlink:show="embed" xlink:actuate="onLoad" draw:mime-type="image/jpeg"/></draw:frame><draw:frame draw:style-name="fr1" draw:name="Image1" text:anchor-type="paragraph" svg:x="0.1783in" svg:y="1.6717in" svg:width="2.3457in" svg:height="1.561in" draw:z-index="0"><draw:image xlink:href="Pictures/100000000000009E00000077EF2D096C8D82C55E.jpg" xlink:type="simple" xlink:show="embed" xlink:actuate="onLoad" draw:mime-type="image/jpeg"/></draw:fram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1-30T18:06:35.879000000</meta:creation-date>
    <dc:date>2020-07-23T00:18:00.078312839</dc:date>
    <meta:editing-duration>PT21M57S</meta:editing-duration>
    <meta:editing-cycles>13</meta:editing-cycles>
    <meta:generator>LibreOfficeDev/7.1.0.0.alpha0$Linux_X86_64 LibreOffice_project/e4635544b816d1ca27bd1ebba60f51444b0a898e</meta:generator>
    <meta:document-statistic meta:table-count="1" meta:image-count="4" meta:object-count="0" meta:page-count="2" meta:paragraph-count="0" meta:word-count="0" meta:character-count="0" meta:non-whitespace-character-count="0"/>
  </office:meta>
</office:document-meta>
</file>